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Roman" svg:font-family="Times-Roman, 'Times New Roman'"/>
    <style:font-face style:name="Lohit Hindi" svg:font-family="'Lohit Hindi', 'MS Gothic'" style:font-pitch="variable"/>
    <style:font-face style:name="WenQuanYi Micro Hei" svg:font-family="'WenQuanYi Micro He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3014in" table:align="left" style:writing-mode="lr-tb"/>
    </style:style>
    <style:style style:name="Table1.A" style:family="table-column">
      <style:table-column-properties style:column-width="6.3014in"/>
    </style:style>
    <style:style style:name="Table1.1" style:family="table-row">
      <style:table-row-properties fo:keep-together="auto"/>
    </style:style>
    <style:style style:name="Table1.A1" style:family="table-cell">
      <style:table-cell-properties style:vertical-align="top" fo:padding="0.0382in" fo:border="0.1pt solid #000000" style:writing-mode="lr-tb"/>
    </style:style>
    <style:style style:name="P1" style:family="paragraph" style:parent-style-name="Contingut_20_de_20_la_20_taula">
      <style:paragraph-properties fo:text-align="justify" style:justify-single-word="false"/>
    </style:style>
    <style:style style:name="P2" style:family="paragraph" style:parent-style-name="Contingut_20_de_20_la_20_taula">
      <style:paragraph-properties fo:text-align="justify"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3" style:family="paragraph" style:parent-style-name="Header">
      <style:paragraph-properties fo:margin-left="0.0984in" fo:margin-right="-0.3992in" fo:text-indent="0in" style:auto-text-indent="false">
        <style:tab-stops/>
      </style:paragraph-properties>
      <style:text-properties fo:language="none" fo:country="none" style:language-asian="none" style:country-asian="none"/>
    </style:style>
    <style:style style:name="P4" style:family="paragraph" style:parent-style-name="Standard">
      <style:text-properties fo:font-weight="bold" style:font-weight-asian="bold" style:font-weight-complex="bold" fo:background-color="#ffff00"/>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text-properties fo:font-weight="bold" style:font-weight-asian="bold" fo:background-color="#ffff00"/>
    </style:style>
    <style:style style:name="P7" style:family="paragraph" style:parent-style-name="Standard">
      <style:text-properties fo:font-size="11pt" style:font-size-asian="11pt" style:font-size-complex="11pt"/>
    </style:style>
    <style:style style:name="P8" style:family="paragraph" style:parent-style-name="Standard">
      <style:text-properties fo:font-size="11pt" officeooo:rsid="00033f3f" officeooo:paragraph-rsid="00033f3f" style:font-size-asian="11pt" style:font-size-complex="11pt"/>
    </style:style>
    <style:style style:name="P9" style:family="paragraph" style:parent-style-name="Standard">
      <style:text-properties fo:font-size="11pt" fo:font-weight="bold" style:font-size-asian="11pt" style:font-weight-asian="bold" style:font-size-complex="11pt" style:font-weight-complex="bold"/>
    </style:style>
    <style:style style:name="P10"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11"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12" style:family="paragraph" style:parent-style-name="Standard">
      <style:text-properties fo:font-size="11pt" fo:font-weight="normal" style:font-size-asian="11pt" style:font-weight-asian="normal" style:font-size-complex="11pt" style:font-weight-complex="normal"/>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style:font-name="Calibri" fo:font-size="11pt" style:font-size-asian="11pt" style:font-name-complex="Calibri" style:font-size-complex="11pt"/>
    </style:style>
    <style:style style:name="P15" style:family="paragraph" style:parent-style-name="Standard">
      <style:paragraph-properties fo:text-align="justify" style:justify-single-word="false"/>
      <style:text-properties style:font-name="Calibri" style:font-name-complex="Calibri"/>
    </style:style>
    <style:style style:name="P16" style:family="paragraph" style:parent-style-name="Standard">
      <style:paragraph-properties fo:text-align="justify" style:justify-single-word="false"/>
      <style:text-properties style:font-name="Calibri" fo:font-weight="bold" style:font-weight-asian="bold" style:font-name-complex="Calibri" style:font-weight-complex="bold"/>
    </style:style>
    <style:style style:name="P17" style:family="paragraph" style:parent-style-name="Standard">
      <style:paragraph-properties fo:text-align="end" style:justify-single-word="false">
        <style:tab-stops>
          <style:tab-stop style:position="0.5909in"/>
        </style:tab-stops>
      </style:paragraph-properties>
      <style:text-properties fo:font-size="10pt" fo:language="none" fo:country="none" style:font-size-asian="10pt" style:language-asian="none" style:country-asian="none"/>
    </style:style>
    <style:style style:name="P18" style:family="paragraph" style:parent-style-name="Standard">
      <style:paragraph-properties fo:text-align="justify" style:justify-single-word="false" fo:break-before="page"/>
      <style:text-properties style:font-name="Calibri" style:font-name-complex="Calibri"/>
    </style:style>
    <style:style style:name="P19" style:family="paragraph" style:parent-style-name="Standard">
      <style:paragraph-properties fo:text-align="justify" style:justify-single-word="false" fo:break-before="page"/>
      <style:text-properties fo:font-weight="bold" style:font-weight-asian="bold" style:font-weight-complex="bold"/>
    </style:style>
    <style:style style:name="P20" style:family="paragraph" style:parent-style-name="Standard">
      <style:paragraph-properties fo:text-align="justify" style:justify-single-word="false" fo:break-before="page"/>
    </style:style>
    <style:style style:name="P21" style:family="paragraph" style:parent-style-name="Standard" style:master-page-name="Standard">
      <style:paragraph-properties style:page-number="auto"/>
    </style:style>
    <style:style style:name="T1" style:family="text">
      <style:text-properties fo:font-size="11pt" style:font-size-asian="11pt" style:font-size-complex="11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1pt" fo:font-style="normal" fo:font-weight="bold" style:font-size-asian="11pt" style:font-style-asian="normal" style:font-weight-asian="bold" style:font-size-complex="11pt" style:font-style-complex="normal" style:font-weight-complex="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style:use-window-font-color="true" fo:font-size="11pt" fo:language="ca" fo:country="ES" fo:font-weight="bold" style:font-name-asian="Times New Roman" style:font-size-asian="11pt" style:language-asian="zh" style:country-asian="CN" style:font-weight-asian="bold" style:font-name-complex="Arial" style:font-size-complex="11pt" style:language-complex="ar" style:country-complex="SA"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4">Activitat T12</text:p>
      <text:p text:style-name="P6">Modificació, suspensió i extinció del contracte de treball</text:p>
      <text:p text:style-name="Standard"/>
      <text:p text:style-name="P9">1 Diferència entre els concepte de modificació, extinció i suspensió del contracte de treball.</text:p>
      <text:p text:style-name="P9"/>
      <text:p text:style-name="P12">La <text:span text:style-name="T5">modificació</text:span> es produeix quan l'empresari canvia alguna cosa</text:p>
      <text:p text:style-name="P12">del contracte de treball. La <text:span text:style-name="T5">suspensió</text:span> és quan el contracte de treball queda</text:p>
      <text:p text:style-name="P12">temporalment sense efectes, durant un temps previst en la normativa, què quan s'acaba</text:p>
      <text:p text:style-name="P12">aquest període el treballador s'he reincorpora al treball. Per últim <text:span text:style-name="T5">l'extinció</text:span> es quan el</text:p>
      <text:p text:style-name="P12">contracte per algun motiu establert a les normes s'acaba.</text:p>
      <text:p text:style-name="P9"/>
      <text:p text:style-name="Standard"><text:span text:style-name="T2">2 Quin tipus de modificació del contracte ens poden fer quan treballem?. Explicales breument.</text:span></text:p>
      <text:p text:style-name="P7"/>
      <text:p text:style-name="P8">Modificació funcional:</text:p>
      <text:p text:style-name="P8">L'empresari temporalment i amb justificació en causes organitzatives pot canviar les funcions que realitza un treballador. S'ha de fer d'acord amb les titulacions acadèmiques o professionals necessàries i amb respecte de la dignitat del treballador.</text:p>
      <text:p text:style-name="P8"/>
      <text:p text:style-name="P8">Modificació geogràfica: </text:p>
      <text:p text:style-name="P8">Es canvia al treballador a un altre centre de treball en altra ciutat o municipi i implica un canvi de la seva residència habitual. Si es fa per més de 12 mesos en un període de tres anys es un trasllat definitiu i és per menys de 12 mesos es un desplaçament temporal.</text:p>
      <text:p text:style-name="P8"/>
      <text:p text:style-name="P8">Modificació substancial de les condicions de treball:</text:p>
      <text:p text:style-name="P8">L'empresa per raons tècniques, organitzatives, productives i econòmiques pot modificar les jornades de treball, horari i distribució del temps de treball, el sistema de remuneració i quantia salarial.</text:p>
      <text:p text:style-name="P8"/>
      <text:p text:style-name="P7"/>
      <text:p text:style-name="Standard"><text:span text:style-name="T2">3. Antonelo és un informàtic que treballa a l’empresa <text:s/>inforfàcil</text:span><text:span text:style-name="T3">, SL, </text:span><text:span text:style-name="T4">que treballa en la seu de Gandia.</text:span><text:span text:style-name="T3"> </text:span><text:span text:style-name="T4">El seu cap li ha dit que obriran una nova sucursal de l’empresa a Sòria i que ell serà traslladat allí per dirigir-la.</text:span></text:p>
      <text:p text:style-name="P11">Indica a Antonelo quines opcions té davant aquesta situació.</text:p>
      <text:p text:style-name="P9"/>
      <text:p text:style-name="P9"/>
      <text:p text:style-name="P9"/>
      <text:p text:style-name="Standard"><text:span text:style-name="T4">4 Joaneta és una treballadora que porta 20 anys treballant en l’empresa</text:span><text:span text:style-name="T3"> InformTIC.</text:span></text:p>
      <text:p text:style-name="Standard"><text:span text:style-name="T4">L’empresa no passa per un bon moment econòmic i ha decidit fer una modificació substancial de les condicions de treball i baixar el salari als treballadors un 15 % per evitar acomiadaments. Joaneta ha decidit que amb aquestes noves condicions no seguirà en l’empresa i decideix extingir el seu contracte de treball.</text:span></text:p>
      <text:p text:style-name="P11">Calcula la indemnització que li correspon si el seu salari diari és de 45 €/dia.</text:p>
      <text:p text:style-name="P11"/>
      <text:p text:style-name="P11"/>
      <text:p text:style-name="P11">5 Què és la suspensió del contracte de treball i què efectes i conseqüències té pel treballador. En la suspensió del contracte de treball, el treballador depenent de la causa te dret a reserva del lloc de treball o ingrés preferent en l'empresa. Quina és la diferència entre aquestes dues maneres de reincorporar-se a l'empresa?, indica un <text:soft-page-break/>exemple on es reserve el lloc de treball i altre d'ingrés preferent.</text:p>
      <text:p text:style-name="P11"/>
      <text:p text:style-name="P11"/>
      <text:p text:style-name="P10">6 Una treballadora es acomiadada per insultar a una companya i amenaçar-la. Vol saber si li correspon cobrar alguna cosa per què l'empresari li ha dit què no li pagarà cap quantitat. En cas que li correspongui cobrar la quitança, <text:s/>calcula-li tenint en compte les següents dades: Es acomiadada el 14 d'abril de 2022, salari de 1000 €/mes, dues pagues extres semestrals de 1000 € cadascuna a pagar al nadal i al juny. No ha gaudit de cap dia de vacances.</text:p>
      <text:p text:style-name="P10">Indica el tipus d’acomiadament, si ha de cobrar indemnització i si cobra liquidació la quantitat que li correspon.</text:p>
      <text:p text:style-name="P2"/>
      <text:p text:style-name="P11"/>
      <text:p text:style-name="P11"/>
      <text:p text:style-name="P9">7. Què diferència hi ha entre un trasllat individual i un trasllat col·lectiu?</text:p>
      <text:p text:style-name="P9"/>
      <text:p text:style-name="P9"/>
      <text:p text:style-name="P9"/>
      <text:p text:style-name="P9"/>
      <text:p text:style-name="P9"/>
      <text:p text:style-name="P9"/>
      <text:p text:style-name="P9"/>
      <text:p text:style-name="P9">8. Què diferència hi ha entre un trasllat i un desplaçament?</text:p>
      <text:p text:style-name="P9"/>
      <text:p text:style-name="P9"/>
      <text:p text:style-name="P9"/>
      <text:p text:style-name="Standard"><text:span text:style-name="T2">9. Una treballadora ha sigut acomiadada per la seua empresa per disminució voluntària i reiterada del seu rendiment en el treball. La treballadora creu que realment l’han acomiadada per què està embarassada j a que ella fa el mateix volum de feina que venia fent en el últims mesos. L’ha treballadora recorre als tribunals.</text:span></text:p>
      <text:p text:style-name="P9">Com qualificaran aquest acomiadament?, que implica la qualificació per la treballadora?</text:p>
      <text:p text:style-name="P9"/>
      <text:p text:style-name="P9"/>
      <text:p text:style-name="P9"/>
      <text:p text:style-name="P9"/>
      <text:p text:style-name="Standard"><text:span text:style-name="T2">10. Un treballador ha sigut acomiadat de manera disciplinaria ha recorregut la decisió de l’empresa als tribunals per què creu que és improcedent ja que no ha comés cap falta molt greu. Calcula la indemnització que li correspon i </text:span><text:span text:style-name="T7">la liquidació</text:span><text:span text:style-name="T2"> tenint en compte les dades següents.</text:span></text:p>
      <text:p text:style-name="P9">-Porta treballant des de 2013.</text:p>
      <text:p text:style-name="P9">-El salari mensual és de 1500 € i el salari diari de 50 €.</text:p>
      <text:p text:style-name="P9">- Té dret a dues pagues extraordinàries, que cobra al nadal i al juny.</text:p>
      <text:p text:style-name="P9">La data del acomiadament es fa efectiva el 15 de maig de 2022.</text:p>
      <text:p text:style-name="P9"/>
      <text:p text:style-name="P9"/>
      <text:p text:style-name="P9">11. Explica com s’ha de fer un acomiadament col·lectiu: Causes i procediment.</text:p>
      <text:p text:style-name="P7"/>
      <text:p text:style-name="P7"/>
      <text:p text:style-name="P7"/>
      <text:p text:style-name="P7"/>
      <text:p text:style-name="P7"><text:soft-page-break/></text:p>
      <text:p text:style-name="P7"/>
      <text:p text:style-name="P7"/>
      <text:p text:style-name="P7"/>
      <text:p text:style-name="P7"/>
      <text:p text:style-name="P14"/>
      <text:p text:style-name="P14"/>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8"/>
      <text:p text:style-name="P16"/>
      <text:p text:style-name="P19"/>
      <text:p text:style-name="P5"/>
      <text:p text:style-name="P5"/>
      <text:p text:style-name="P18"/>
      <text:p text:style-name="P15"/>
      <text:p text:style-name="P20"/>
      <text:p text:style-name="P13"/>
      <table:table table:name="Table1" table:style-name="Table1">
        <table:table-column table:style-name="Table1.A"/>
        <table:table-row table:style-name="Table1.1">
          <table:table-cell table:style-name="Table1.A1" office:value-type="string">
            <text:p text:style-name="P1">7. Com defineix el conveni col·lectiu l'assetjament sexual i l'assetjament moral (moobing). ?, Què mesures o principis es proposen per evitar-los? (Art. 5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row>
      </table:table>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Roman" svg:font-family="Times-Roman, 'Times New Roman'"/>
    <style:font-face style:name="Lohit Hindi" svg:font-family="'Lohit Hindi', 'MS Gothic'" style:font-pitch="variable"/>
    <style:font-face style:name="WenQuanYi Micro Hei" svg:font-family="'WenQuanYi Micro He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fo:font-size="11pt" style:font-size-asian="11pt" style:font-size-complex="11pt"/>
    </style:style>
    <style:style style:name="List" style:family="paragraph" style:parent-style-name="Text_20_body" style:class="list">
      <style:text-properties style:font-name-complex="Lohit Hindi" style:font-family-complex="'Lohit Hindi', 'MS Gothic'"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0pt" fo:font-weight="bold" style:font-size-asian="10pt" style:font-weight-asian="bold" style:font-size-complex="11pt" style:font-weight-complex="bold"/>
    </style:style>
    <style:style style:name="Encapçalament" style:family="paragraph" style:parent-style-name="Standard" style:next-style-name="Text_20_body">
      <style:paragraph-properties fo:margin-top="0.1665in" fo:margin-bottom="0.0835in" loext:contextual-spacing="false" fo:keep-with-next="always"/>
      <style:text-properties style:font-name="Liberation Sans1" fo:font-family="'Liberation Sans', Arial" style:font-family-generic="swiss" style:font-pitch="variable" fo:font-size="14pt" style:font-name-asian="WenQuanYi Micro Hei" style:font-family-asian="'WenQuanYi Micro Hei'" style:font-pitch-asian="variable" style:font-size-asian="14pt" style:font-name-complex="Lohit Hindi" style:font-family-complex="'Lohit Hindi', 'MS Gothic'" style:font-pitch-complex="variable" style:font-size-complex="14pt"/>
    </style:style>
    <style:style style:name="Llegenda"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Hindi" style:font-family-complex="'Lohit Hindi', 'MS Gothic'" style:font-pitch-complex="variable" style:font-size-complex="12pt" style:font-style-complex="italic"/>
    </style:style>
    <style:style style:name="Índex" style:family="paragraph" style:parent-style-name="Standard">
      <style:paragraph-properties text:number-lines="false" text:line-number="0"/>
      <style:text-properties style:font-name-complex="Lohit Hindi" style:font-family-complex="'Lohit Hindi', 'MS Gothic'" style:font-pitch-complex="variable"/>
    </style:style>
    <style:style style:name="Descripción"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Hindi" style:font-family-complex="'Lohit Hindi', 'MS Gothic'" style:font-pitch-complex="variable" style:font-size-complex="12pt" style:font-style-complex="italic"/>
    </style:style>
    <style:style style:name="Capçalera_20_i_20_peu" style:display-name="Capçalera i peu" style:family="paragraph" style:parent-style-name="Standard">
      <style:paragraph-properties text:number-lines="false" text:line-number="0">
        <style:tab-stops>
          <style:tab-stop style:position="3.3465in" style:type="center"/>
          <style:tab-stop style:position="6.6929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_5b_Ningún_20_estilo_20_de_20_párrafo_5d_" style:display-name="[Ningún estilo de párrafo]" style:family="paragraph">
      <style:paragraph-properties fo:line-height="120%" fo:orphans="0" fo:widows="0" fo:hyphenation-ladder-count="no-limit" style:text-autospace="none" style:vertical-align="middle" style:writing-mode="lr-tb"/>
      <style:text-properties fo:color="#000000" style:font-name="Times-Roman" fo:font-family="Times-Roman, 'Times New Roman'" fo:font-size="12pt" style:rfc-language-tag="es-ES-u-co-trad" fo:language="es" fo:country="ES" style:font-name-asian="Cambria" style:font-family-asian="Cambria" style:font-family-generic-asian="roman" style:font-pitch-asian="variable" style:font-size-asian="12pt" style:language-asian="zh" style:country-asian="CN" style:font-name-complex="Times-Roman" style:font-family-complex="Times-Roman, 'Times New Roman'" style:font-size-complex="12pt" style:language-complex="ar" style:country-complex="SA" fo:hyphenate="false" fo:hyphenation-remain-char-count="2" fo:hyphenation-push-char-count="2" loext:hyphenation-no-caps="false"/>
    </style:style>
    <style:style style:name="Text_20_body_20_indent" style:display-name="Text body indent" style:family="paragraph" style:parent-style-name="Standard" style:class="text">
      <style:paragraph-properties fo:margin-left="0.1972in" fo:margin-right="0in" fo:text-indent="0in" style:auto-text-indent="false"/>
      <style:text-properties fo:font-size="14pt" style:font-size-asian="14pt" style:font-size-complex="11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ingut_20_de_20_la_20_taula" style:display-name="Contingut de la taula" style:family="paragraph" style:parent-style-name="Standard">
      <style:paragraph-properties text:number-lines="false" text:line-number="0"/>
    </style:style>
    <style:style style:name="Encapçalament_20_de_20_la_20_taula" style:display-name="Encapçalament de la taula" style:family="paragraph" style:parent-style-name="Contingut_20_de_20_la_20_taula">
      <style:paragraph-properties fo:text-align="center" style:justify-single-word="false" text:number-lines="false" text:line-number="0"/>
      <style:text-properties fo:font-weight="bold" style:font-weight-asian="bold" style:font-weight-complex="bold"/>
    </style:style>
    <style:style style:name="Contingut_20_del_20_marc" style:display-name="Contingut del marc"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ize="11pt" fo:font-weight="normal" style:font-size-asian="11pt" style:font-weight-asian="normal" style:font-size-complex="11pt" style:font-weight-complex="norma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size="11pt" style:font-size-asian="11pt" style:font-size-complex="11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1pt" fo:font-weight="normal" style:font-size-asian="11pt" style:font-weight-asian="normal" style:font-size-complex="11pt" style:font-weight-complex="norma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size="11pt" style:font-size-asian="11pt" style:font-size-complex="11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Tipus_20_de_20_lletra_20_per_20_defecte_20_del_20_paràgraf" style:display-name="Tipus de lletra per defecte del paràgraf" style:family="text"/>
    <style:style style:name="Tipus_20_de_20_lletra_20_per_20_defecte_20_del_20_paràgraf1" style:display-name="Tipus de lletra per defecte del paràgraf1" style:family="text"/>
    <style:style style:name="Absatz-Standardschriftart" style:family="text"/>
    <style:style style:name="WW-Absatz-Standardschriftart" style:family="text"/>
    <style:style style:name="Fuente_20_de_20_párrafo_20_predeter." style:display-name="Fuente de párrafo predeter." style:family="text"/>
    <style:style style:name="Fuente_20_de_20_párrafo_20_predeter.1" style:display-name="Fuente de párrafo predeter.1" style:family="text"/>
    <style:style style:name="Peu_20_Car" style:display-name="Peu Car"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ímbols_20_de_20_numeració" style:display-name="Símbols de numeració" style:family="text"/>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0984in" fo:margin-right="-0.3992in" fo:text-indent="0in" style:auto-text-indent="false">
        <style:tab-stops/>
      </style:paragraph-properties>
      <style:text-properties fo:language="none" fo:country="none" style:language-asian="none" style:country-asian="none"/>
    </style:style>
    <style:style style:name="MP2" style:family="paragraph" style:parent-style-name="Standard">
      <style:paragraph-properties fo:text-align="end" style:justify-single-word="false">
        <style:tab-stops>
          <style:tab-stop style:position="0.5909in"/>
        </style:tab-stops>
      </style:paragraph-properties>
      <style:text-properties fo:font-size="10pt" fo:language="none" fo:country="none" style:font-size-asian="10pt" style:language-asian="none" style:country-asian="none"/>
    </style:style>
    <style:page-layout style:name="Mpm1">
      <style:page-layout-properties fo:page-width="8.2681in" fo:page-height="11.6929in" style:num-format="1" style:print-orientation="portrait" fo:margin-top="0.7874in" fo:margin-bottom="0.4925in" fo:margin-left="0.9846in" fo:margin-right="0.9846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bottom="0.7484in" style:dynamic-spacing="true"/>
      </style:header-style>
      <style:footer-style>
        <style:header-footer-properties fo:min-height="0.4925in" fo:margin-top="0.4535in" style:dynamic-spacing="true"/>
      </style:footer-style>
    </style:page-layout>
  </office:automatic-styles>
  <office:master-styles>
    <style:master-page style:name="Standard" style:page-layout-name="Mpm1">
      <style:header>
        <text:p text:style-name="MP1"><text:tab/><text:tab/><text:tab/><text:tab/><text:tab/><text:tab/><text:tab/><text:tab/><text:tab/><text:tab/> </text:p>
        <text:p text:style-name="Standard"/>
      </style:header>
      <style:footer>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Nom</dc:title>
    <meta:initial-creator>-</meta:initial-creator>
    <meta:creation-date>2018-03-16T11:46:00</meta:creation-date>
    <dc:date>2022-05-10T17:19:33.905680801</dc:date>
    <meta:print-date>2019-04-04T20:03:00</meta:print-date>
    <meta:editing-cycles>9</meta:editing-cycles>
    <meta:editing-duration>PT1H23M19S</meta:editing-duration>
    <meta:document-statistic meta:table-count="1" meta:image-count="0" meta:object-count="0" meta:page-count="7" meta:paragraph-count="35" meta:word-count="738" meta:character-count="4470" meta:non-whitespace-character-count="3752"/>
    <meta:generator>LibreOffice/6.4.7.2$Linux_X86_64 LibreOffice_project/40$Build-2</meta:generator>
  </office:meta>
</office:document-meta>
</file>